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-complex="Calibri1"/>
    </style:style>
    <style:style style:name="T3" style:family="text">
      <style:text-properties style:font-name="Arial" fo:font-size="9pt" style:font-size-asian="9pt" style:font-name-complex="Calibri1" style:font-size-complex="9pt"/>
    </style:style>
    <style:style style:name="T4" style:family="text">
      <style:text-properties style:font-name="Arial" style:font-name-complex="Calibri1"/>
    </style:style>
    <style:style style:name="T5" style:family="text">
      <style:text-properties fo:font-size="9pt" style:font-size-asian="9pt" style:font-name-complex="Calibri1" style:font-size-complex="9pt"/>
    </style:style>
    <style:style style:name="T6" style:family="text">
      <style:text-properties officeooo:rsid="0019fe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RASPUNSURI LA DESCHIDEREA DE 1 TREFLA</text:p>
      <text:p text:style-name="Standard">1 CARO, 4 + cupe</text:p>
      <text:p text:style-name="Standard">1 CUPA, 4+ pici</text:p>
      <text:p text:style-name="Standard">1 PICA, fara 4 M, balansat, orice tarie</text:p>
      <text:p text:style-name="Standard">1 NT, 5-5 M slab <text:span text:style-name="T6">sau GF</text:span></text:p>
      <text:p text:style-name="Standard">2 TR, 2 CARO, 2 CUPE, trsf, 6 carti</text:p>
      <text:p text:style-name="Standard">2 PICI, 5+ trefle, minim invitant</text:p>
      <text:p text:style-name="Standard">2 NT, 5-5 minor, minim invitant</text:p>
      <text:p text:style-name="Standard">3 TR, baraj</text:p>
      <text:p text:style-name="Standard"/>
      <text:p text:style-name="Standard">2. CONTINUARI la 1NT -pas-2 TREFLE-CONTRA</text:p>
      <text:p text:style-name="Standard"><text:span text:style-name="T1">pas</text:span>, fara STOP de trefla</text:p>
      <text:p text:style-name="Standard"><text:tab/><text:tab/>- repondentul poate licita:</text:p>
      <text:p text:style-name="Standard"><text:tab/><text:tab/><text:tab/>- 2 CARO, 5431(5 carouri, slab)</text:p>
      <text:p text:style-name="Standard"><text:tab/><text:tab/><text:tab/>- 2 CUPE, Garbage</text:p>
      <text:p text:style-name="Standard"><text:tab/><text:tab/><text:tab/>- 2 PICI, inv.5 pici</text:p>
      <text:p text:style-name="Standard"><text:tab/><text:tab/><text:tab/>- 3M SMOLEN inversat</text:p>
      <text:p text:style-name="Standard"><text:tab/><text:tab/><text:tab/>- RECONTRA, mana minim invitanta, la care deschidentul:</text:p>
      <text:p text:style-name="Standard"><text:s text:c="16"/><text:tab/><text:tab/><text:tab/>- 2CARO, 4-5 cupe</text:p>
      <text:p text:style-name="Standard"><text:tab/><text:tab/><text:tab/><text:tab/>- 2 CUPE, 4-5 pici</text:p>
      <text:p text:style-name="Standard"><text:tab/><text:tab/><text:tab/><text:tab/>- 2 PICI, minimal fara majora in 4</text:p>
      <text:p text:style-name="Standard"><text:tab/><text:tab/><text:tab/><text:tab/>- 3 TREFLE, maximal, fara M4</text:p>
      <text:p text:style-name="Standard"><text:span text:style-name="T1">recontra</text:span>, cu 4-5 trefle bune</text:p>
      <text:p text:style-name="Standard"><text:span text:style-name="T1">2 Caro</text:span> fara M4, cu stop</text:p>
      <text:p text:style-name="Standard"><text:span text:style-name="T1">2 M</text:span> 4-5 carti, , cu stop</text:p>
      <text:p text:style-name="Standard">3. DESCHIDEREA CU 2 TREFLE</text:p>
      <text:p text:style-name="Standard"><text:soft-page-break/>RASPUNSURI:</text:p>
      <text:p text:style-name="Standard"><text:span text:style-name="T2">-2 CARO =waiting</text:span></text:p>
      <text:p text:style-name="Standard"><text:span text:style-name="T2">-2 CUPE =dublu negativ, 0-4 , <text:s/>0 controale</text:span></text:p>
      <text:p text:style-name="Standard"><text:span text:style-name="T2">-2 PICI = 5+CUPE HHxxx+ sau HJxxxx+</text:span></text:p>
      <text:p text:style-name="Standard"><text:span text:style-name="T2">-2NT= 5+ PICI <text:s/>HHxxx+ sau HJxxxx+</text:span></text:p>
      <text:p text:style-name="Standard"><text:span text:style-name="T2">-3 m, <text:s/>6 carti, HHxxx+</text:span></text:p>
      <text:p text:style-name="Standard"><text:span text:style-name="T2">-3M cul 6+ cu 3 din primii 4 onori</text:span></text:p>
      <text:p text:style-name="Standard"><text:span text:style-name="T2">Continuari dupa 2CARO:</text:span></text:p>
      <text:p text:style-name="Standard"><text:span text:style-name="T2">-2 </text:span><text:span text:style-name="T3">CUPE</text:span><text:span text:style-name="T2"> KOKISH (natural </text:span><text:span text:style-name="T4"><text:s/></text:span><text:span text:style-name="T3">sau</text:span><text:span text:style-name="T5"> </text:span><text:span text:style-name="T2">26+ BAL)→2 PICI <text:s/>releu descriere→</text:span></text:p>
      <text:p text:style-name="Standard"><text:span text:style-name="T2"><text:tab/><text:tab/>-3 culoare noua = 5</text:span><text:span text:style-name="T4"> </text:span><text:span text:style-name="T3">cupe</text:span><text:span text:style-name="T4"> </text:span><text:span text:style-name="T2">+ 4 in cul noua</text:span></text:p>
      <text:p text:style-name="Standard"><text:span text:style-name="T2"><text:tab/><text:tab/>-3</text:span><text:span text:style-name="T4"> </text:span><text:span text:style-name="T3">cupe</text:span><text:span text:style-name="T2">=6+</text:span><text:span text:style-name="T3">cupe</text:span></text:p>
      <text:p text:style-name="Standard"><text:span text:style-name="T2"><text:tab/><text:tab/>-2NT=26+ Bal→2NT system</text:span></text:p>
      <text:p text:style-name="Standard"><text:span text:style-name="T2"><text:tab/><text:tab/>-3NT=6 </text:span><text:span text:style-name="T3">cupe</text:span><text:span text:style-name="T2"> choice of games</text:span></text:p>
      <text:p text:style-name="Standard"><text:span text:style-name="T2"><text:s/>Repondentul are de asemenea posibilitatea sa anunte o culoare lunga si necalitativa J10xxxx+ in locul <text:s text:c="2"/>releului de 2 PICI.</text:span></text:p>
      <text:p text:style-name="Standard"><text:span text:style-name="T2">- 2 PICI natural</text:span></text:p>
      <text:p text:style-name="Standard"><text:span text:style-name="T2">- 2NT=24-25 BAL →2NT system</text:span></text:p>
      <text:p text:style-name="Standard"><text:span text:style-name="T2">- 3</text:span><text:span text:style-name="T4"> </text:span><text:span text:style-name="T3">TREFLE </text:span><text:span text:style-name="T2">= 5</text:span><text:span text:style-name="T3"> TREFLE</text:span><text:span text:style-name="T4"> </text:span><text:span text:style-name="T2">+ 4 any sau 6+</text:span><text:span text:style-name="T3"> TREFLE</text:span><text:span text:style-name="T2">, 3 CARO =releu, raspunsuri naturale (3NT= to play , 4 <text:s text:c="2"/>CARO=5+</text:span><text:span text:style-name="T3">TREFLE</text:span><text:span text:style-name="T2">/4 carouri <text:s/>nebalansat )</text:span></text:p>
      <text:p text:style-name="Standard"><text:span text:style-name="T2">- 3 CARO=6+ carouri <text:s text:c="2"/>fara majora in 4</text:span></text:p>
      <text:p text:style-name="Standard"><text:span text:style-name="T2">-3 </text:span><text:span text:style-name="T3">M</text:span><text:span text:style-name="T2"> =special 4 carti in majora licitata si 5+ carouri , se aplica si pe secventa: 2</text:span><text:span text:style-name="T3"> TREFLE</text:span><text:span text:style-name="T2"> - 2</text:span><text:span text:style-name="T3"> CUPE</text:span><text:span text:style-name="T4"> </text:span><text:span text:style-name="T2">- 3</text:span><text:span text:style-name="T4"> </text:span><text:span text:style-name="T3">PICI</text:span></text:p>
      <text:p text:style-name="Standard"><text:span text:style-name="T2">-3NT= 9 ½ levate pe o minora + stoppers</text:span></text:p>
      <text:p text:style-name="Standard"/>
      <text:p text:style-name="Standard"/>
      <text:p text:style-name="Standard"/>
      <text:p text:style-name="Standard">pe 1N-2C-2D jucam</text:p>
      <text:p text:style-name="Standard"><text:soft-page-break/>2H e slab cu majore</text:p>
      <text:p text:style-name="Standard">2S e releu invitant si deschidentul zice 2n daca e minimal si orice altceva daca e maximal</text:p>
      <text:p text:style-name="Standard">2N e oprire in minora, deschidentul liciteaza 3C obligatoriu si repondentul poate corecta in 3D</text:p>
      <text:p text:style-name="Standard"/>
      <text:p text:style-name="P1">ce facem cu 15-17 nebal pe 1D-1N si 1C-1S?????</text:p>
      <text:p text:style-name="P1"/>
      <text:p text:style-name="P1"/>
      <text:p text:style-name="P1">posibil in loc de muppet stayman:</text:p>
      <text:p text:style-name="P1">2N-3C=&gt;</text:p>
      <text:p text:style-name="P1"><text:tab/>3D am 5 pici sau nu am maj in 4</text:p>
      <text:p text:style-name="P1"><text:tab/>3H am 4 H, posibil si 4 S</text:p>
      <text:p text:style-name="P1"><text:tab/>3S am 4 pici, fara 4H</text:p>
      <text:p text:style-name="P1"><text:tab/>3N am 5 cu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0:41:00</meta:creation-date>
    <meta:initial-creator>bvg</meta:initial-creator>
    <dc:language>en-US</dc:language>
    <dc:date>2019-11-29T05:59:19.236759030</dc:date>
    <meta:editing-cycles>7</meta:editing-cycles>
    <meta:editing-duration>PT1H10M24S</meta:editing-duration>
    <meta:generator>LibreOffice/6.0.7.3$Linux_X86_64 LibreOffice_project/00m0$Build-3</meta:generator>
    <meta:document-statistic meta:table-count="0" meta:image-count="0" meta:object-count="0" meta:page-count="3" meta:paragraph-count="56" meta:word-count="396" meta:character-count="2003" meta:non-whitespace-character-count="1590"/>
    <meta:user-defined meta:name="AppVersion">12.0000</meta:user-defined>
    <meta:user-defined meta:name="Company">Datagroup-I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